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0.826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a6063" officeooo:paragraph-rsid="000a6063"/>
    </style:style>
    <style:style style:name="P4" style:family="paragraph" style:parent-style-name="Table_20_Contents">
      <style:paragraph-properties fo:margin-left="1.305cm" fo:margin-right="0.009cm" fo:text-indent="0cm" style:auto-text-indent="false"/>
      <style:text-properties officeooo:paragraph-rsid="000a6063"/>
    </style:style>
    <style:style style:name="P5" style:family="paragraph" style:parent-style-name="Table_20_Contents">
      <style:paragraph-properties fo:margin-left="1.252cm" fo:margin-right="0.009cm" fo:text-indent="0cm" style:auto-text-indent="false">
        <style:tab-stops>
          <style:tab-stop style:position="0.159cm"/>
        </style:tab-stops>
      </style:paragraph-properties>
      <style:text-properties officeooo:rsid="000a6063" officeooo:paragraph-rsid="000a6063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caff4" officeooo:paragraph-rsid="000caff4" style:font-style-asian="italic" style:font-style-complex="italic"/>
    </style:style>
    <style:style style:name="P7" style:family="paragraph" style:parent-style-name="Standard" style:list-style-name="L1">
      <style:paragraph-properties fo:margin-left="-0.018cm" fo:margin-right="0.009cm" fo:text-indent="-0.026cm" style:auto-text-indent="false">
        <style:tab-stops/>
      </style:paragraph-properties>
      <style:text-properties officeooo:paragraph-rsid="00088e0e"/>
    </style:style>
    <style:style style:name="P8" style:family="paragraph" style:parent-style-name="Table_20_Contents">
      <style:text-properties officeooo:rsid="000d1116" officeooo:paragraph-rsid="000d1116"/>
    </style:style>
    <style:style style:name="T1" style:family="text">
      <style:text-properties officeooo:rsid="00214c90"/>
    </style:style>
    <style:style style:name="T2" style:family="text">
      <style:text-properties officeooo:rsid="000a6063"/>
    </style:style>
    <style:style style:name="T3" style:family="text">
      <style:text-properties officeooo:rsid="000bc2e8"/>
    </style:style>
    <style:style style:name="T4" style:family="text">
      <style:text-properties officeooo:rsid="000d1116"/>
    </style:style>
    <style:style style:name="T5" style:family="text">
      <style:text-properties officeooo:rsid="000ed7f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<text:span text:style-name="T5">menù bambino</text:span> <text:span text:style-name="T4">da Segreteria</text:span>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Impiegato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4">Impiegato</text:span>.</text:p>
            <text:p text:style-name="P8">Un genitore recatosi in segreteria richiede la modifica del <text:span text:style-name="T5">piano-pasto</text:span> del proprio figlio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1">'</text:span><text:span text:style-name="T5">Impiegato</text:span><text:span text:style-name="T1"> a</text:span>ccede alla <text:span text:style-name="T4">funzione per la modifica </text:span><text:span text:style-name="T5">il piano-pasto</text:span><text:span text:style-name="T4"> di un bambino</text:span>.</text:p>
            <text:p text:style-name="P2"/>
            <text:p text:style-name="P4"><text:span text:style-name="T2">2. il sistema </text:span><text:span text:style-name="T3">mostra</text:span><text:span text:style-name="T2"> l</text:span><text:span text:style-name="T5">a form per la modifica del piano-pasto</text:span><text:span text:style-name="T2">.</text:span></text:p>
            <text:p text:style-name="P3"/>
            <text:p text:style-name="P3">3. l'utente setta le nuove impostazioni.</text:p>
            <text:p text:style-name="P3"/>
            <text:p text:style-name="P5">4. il sistema verifica e conferma le nuove impostazioni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3">l'</text:span><text:span text:style-name="T4">impiegato</text:span> <text:span text:style-name="T2">visualizza il </text:span><text:span text:style-name="T5">piano-pasto</text:span>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413304" text:style-name="L1">
              <text:list-header>
                <text:p text:style-name="P7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/>
          </table:table-cell>
        </table:table-row>
      </table:table>
      <text:p text:style-name="P6">UC14: Permette ai genitori degli iscritti di modificare l'orario dei propri figli scegliendo tra le fasce consent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7S</meta:editing-duration>
    <meta:editing-cycles>8</meta:editing-cycles>
    <meta:generator>LibreOffice/3.6$Windows_x86 LibreOffice_project/da8c1e6-fd468f4-454e206-f42a4a9-143cfd</meta:generator>
    <dc:date>2012-10-23T09:37:07.77</dc:date>
    <meta:document-statistic meta:table-count="1" meta:image-count="0" meta:object-count="0" meta:page-count="1" meta:paragraph-count="18" meta:word-count="127" meta:character-count="850" meta:non-whitespace-character-count="740"/>
    <meta:user-defined meta:name="Info 1"/>
    <meta:user-defined meta:name="Info 2"/>
    <meta:user-defined meta:name="Info 3"/>
    <meta:user-defined meta:name="Info 4"/>
  </office:meta>
</office:document-meta>
</file>